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201cm" fo:margin-bottom="0.201cm" style:contextual-spacing="false"/>
      <style:text-properties style:font-name="Liberation Sans" fo:font-weight="bold" officeooo:rsid="00382e5e" officeooo:paragraph-rsid="00382e5e" style:font-weight-asian="bold" style:font-weight-complex="bold"/>
    </style:style>
    <style:style style:name="P2" style:family="paragraph" style:parent-style-name="Standard">
      <style:paragraph-properties fo:margin-top="0.201cm" fo:margin-bottom="0.201cm" style:contextual-spacing="false"/>
      <style:text-properties style:font-name="Liberation Sans" fo:font-weight="normal" officeooo:rsid="00382e5e" officeooo:paragraph-rsid="00382e5e" style:font-weight-asian="normal" style:font-weight-complex="normal"/>
    </style:style>
    <style:style style:name="P3" style:family="paragraph" style:parent-style-name="Standard">
      <style:paragraph-properties fo:margin-top="0.201cm" fo:margin-bottom="0.201cm" style:contextual-spacing="false"/>
      <style:text-properties style:font-name="Liberation Sans" fo:font-size="12pt" fo:font-weight="normal" officeooo:rsid="003ef75a" officeooo:paragraph-rsid="003ef75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.201cm" fo:margin-bottom="0.201cm" style:contextual-spacing="false"/>
      <style:text-properties style:font-name="Liberation Sans" fo:font-size="12pt" fo:font-weight="bold" officeooo:rsid="004682aa" officeooo:paragraph-rsid="004682aa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margin-top="0.201cm" fo:margin-bottom="0.201cm" style:contextual-spacing="false" fo:break-before="page"/>
      <style:text-properties officeooo:paragraph-rsid="004b8db3"/>
    </style:style>
    <style:style style:name="P6" style:family="paragraph" style:parent-style-name="Standard" style:list-style-name="L1">
      <style:paragraph-properties fo:margin-top="0.201cm" fo:margin-bottom="0.201cm" style:contextual-spacing="false"/>
      <style:text-properties style:font-name="Liberation Sans" officeooo:rsid="00098563" officeooo:paragraph-rsid="00098563"/>
    </style:style>
    <style:style style:name="P7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officeooo:rsid="00098563" officeooo:paragraph-rsid="00098563"/>
    </style:style>
    <style:style style:name="P8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officeooo:rsid="00098563" officeooo:paragraph-rsid="0011b5e0"/>
    </style:style>
    <style:style style:name="P9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officeooo:rsid="00098563" officeooo:paragraph-rsid="00133b7c"/>
    </style:style>
    <style:style style:name="P10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officeooo:rsid="00098563" officeooo:paragraph-rsid="000d3ea3"/>
    </style:style>
    <style:style style:name="P11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officeooo:rsid="00098563" officeooo:paragraph-rsid="000b7aae"/>
    </style:style>
    <style:style style:name="P12" style:family="paragraph" style:parent-style-name="Standard" style:list-style-name="L1">
      <style:paragraph-properties fo:margin-top="0.199cm" fo:margin-bottom="0.199cm" style:contextual-spacing="false" fo:break-before="page"/>
      <style:text-properties style:font-name="Liberation Sans" officeooo:rsid="00098563" officeooo:paragraph-rsid="000b7aae"/>
    </style:style>
    <style:style style:name="P13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officeooo:rsid="00098563" officeooo:paragraph-rsid="000f8396"/>
    </style:style>
    <style:style style:name="P14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fo:font-weight="bold" officeooo:rsid="00382e5e" officeooo:paragraph-rsid="00382e5e" style:font-weight-asian="bold" style:font-weight-complex="bold"/>
    </style:style>
    <style:style style:name="P15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fo:font-weight="bold" officeooo:rsid="00382e5e" officeooo:paragraph-rsid="003bb180" style:font-weight-asian="bold" style:font-weight-complex="bold"/>
    </style:style>
    <style:style style:name="P16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fo:font-weight="normal" officeooo:rsid="00382e5e" officeooo:paragraph-rsid="00382e5e" style:font-weight-asian="normal" style:font-weight-complex="normal"/>
    </style:style>
    <style:style style:name="P17" style:family="paragraph" style:parent-style-name="Standard" style:list-style-name="L1">
      <style:paragraph-properties fo:margin-top="0.201cm" fo:margin-bottom="0.201cm" style:contextual-spacing="false"/>
      <style:text-properties style:font-name="Liberation Sans" fo:font-size="12pt" fo:font-weight="normal" officeooo:rsid="003b6466" officeooo:paragraph-rsid="003b6466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fo:font-size="12pt" fo:font-weight="normal" officeooo:rsid="003ef75a" officeooo:paragraph-rsid="003ef75a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fo:font-size="12pt" fo:font-weight="bold" officeooo:rsid="004682aa" officeooo:paragraph-rsid="004682aa" style:font-size-asian="10.5pt" style:font-weight-asian="bold" style:font-size-complex="12pt" style:font-weight-complex="bold"/>
    </style:style>
    <style:style style:name="P20" style:family="paragraph" style:parent-style-name="Standard" style:list-style-name="L1">
      <loext:graphic-properties draw:fill="none"/>
      <style:paragraph-properties fo:margin-left="1.9cm" fo:margin-right="0cm" fo:margin-top="0.199cm" fo:margin-bottom="0.199cm" style:contextual-spacing="false" fo:line-height="100%" fo:text-indent="-0.64cm" style:auto-text-indent="false" fo:background-color="transparent"/>
      <style:text-properties fo:color="#eeeeee" loext:opacity="100%" style:font-name="Liberation Sans" officeooo:rsid="00098563" officeooo:paragraph-rsid="000b7aae"/>
    </style:style>
    <style:style style:name="P21" style:family="paragraph" style:parent-style-name="Standard" style:list-style-name="L1" style:master-page-name="">
      <loext:graphic-properties draw:fill="none"/>
      <style:paragraph-properties fo:margin-left="1.9cm" fo:margin-right="0cm" fo:margin-top="0.199cm" fo:margin-bottom="0.199cm" style:contextual-spacing="false" fo:line-height="100%" fo:text-indent="-0.64cm" style:auto-text-indent="false" style:page-number="auto" fo:background-color="transparent"/>
      <style:text-properties fo:color="#eeeeee" loext:opacity="100%" style:font-name="Liberation Sans" officeooo:rsid="00098563" officeooo:paragraph-rsid="000b7aae"/>
    </style:style>
    <style:style style:name="P22" style:family="paragraph" style:parent-style-name="Standard" style:list-style-name="L1">
      <loext:graphic-properties draw:fill="none"/>
      <style:paragraph-properties fo:margin-left="1.9cm" fo:margin-right="0cm" fo:margin-top="0.199cm" fo:margin-bottom="0.199cm" style:contextual-spacing="false" fo:line-height="100%" fo:text-indent="-0.64cm" style:auto-text-indent="false" fo:background-color="transparent"/>
      <style:text-properties fo:color="#eeeeee" loext:opacity="100%"/>
    </style:style>
    <style:style style:name="P23" style:family="paragraph" style:parent-style-name="Standard" style:list-style-name="L1" style:master-page-name="">
      <loext:graphic-properties draw:fill="none"/>
      <style:paragraph-properties fo:margin-left="1.9cm" fo:margin-right="0cm" fo:margin-top="0.199cm" fo:margin-bottom="0.199cm" style:contextual-spacing="false" fo:line-height="100%" fo:text-indent="-0.64cm" style:auto-text-indent="false" style:page-number="auto" fo:background-color="transparent"/>
      <style:text-properties fo:color="#000000" loext:opacity="100%" style:font-name="Liberation Sans" officeooo:rsid="00098563" officeooo:paragraph-rsid="000b7aa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7aae" style:font-weight-asian="bold" style:font-weight-complex="bold"/>
    </style:style>
    <style:style style:name="T3" style:family="text">
      <style:text-properties fo:font-weight="bold" officeooo:rsid="0011b5e0" style:font-weight-asian="bold" style:font-weight-complex="bold"/>
    </style:style>
    <style:style style:name="T4" style:family="text">
      <style:text-properties fo:font-weight="bold" officeooo:rsid="00124b57" style:font-weight-asian="bold" style:font-weight-complex="bold"/>
    </style:style>
    <style:style style:name="T5" style:family="text">
      <style:text-properties fo:font-weight="bold" officeooo:rsid="003de95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1b5e0" style:font-weight-asian="normal" style:font-weight-complex="normal"/>
    </style:style>
    <style:style style:name="T8" style:family="text">
      <style:text-properties fo:font-weight="normal" officeooo:rsid="00124b57" style:font-weight-asian="normal" style:font-weight-complex="normal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style:text-position="super 58%" style:font-name="Liberation Sans" officeooo:rsid="00098563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weight="normal" style:font-weight-asian="normal" style:font-weight-complex="normal"/>
    </style:style>
    <style:style style:name="T14" style:family="text">
      <style:text-properties style:text-position="0% 100%" fo:font-weight="normal" officeooo:rsid="003a10bf" style:font-weight-asian="normal" style:font-weight-complex="normal"/>
    </style:style>
    <style:style style:name="T15" style:family="text">
      <style:text-properties style:text-position="0% 100%" fo:font-weight="normal" officeooo:rsid="003bb180" style:font-weight-asian="normal" style:font-weight-complex="normal"/>
    </style:style>
    <style:style style:name="T16" style:family="text">
      <style:text-properties style:text-position="0% 100%" officeooo:rsid="003bb180"/>
    </style:style>
    <style:style style:name="T17" style:family="text">
      <style:text-properties style:text-position="0% 100%" officeooo:rsid="003a10bf"/>
    </style:style>
    <style:style style:name="T18" style:family="text">
      <style:text-properties style:font-name="Liberation Mono" fo:font-style="normal" style:font-style-asian="normal" style:font-style-complex="normal"/>
    </style:style>
    <style:style style:name="T19" style:family="text">
      <style:text-properties officeooo:rsid="003de955"/>
    </style:style>
    <style:style style:name="T20" style:family="text">
      <style:text-properties fo:color="#eeeeee" loext:opacity="100%" fo:font-size="6pt" officeooo:rsid="003b6466"/>
    </style:style>
    <style:style style:name="T21" style:family="text">
      <style:text-properties style:font-name="Liberation Sans" fo:font-weight="bold" officeooo:rsid="000b7aae" style:font-weight-asian="bold" style:font-weight-complex="bold"/>
    </style:style>
    <style:style style:name="T22" style:family="text">
      <style:text-properties style:font-name="Liberation Sans" fo:font-weight="bold" officeooo:rsid="00098563" style:font-weight-asian="bold" style:font-weight-complex="bold"/>
    </style:style>
    <style:style style:name="T23" style:family="text">
      <style:text-properties style:font-name="Liberation Sans" officeooo:rsid="00098563"/>
    </style:style>
    <style:style style:name="T24" style:family="text">
      <style:text-properties style:font-name="Liberation Sans" fo:font-weight="normal" officeooo:rsid="00098563" style:font-weight-asian="normal" style:font-weight-complex="normal"/>
    </style:style>
    <style:style style:name="T25" style:family="text">
      <style:text-properties style:font-name="Liberation Sans" fo:font-style="italic" officeooo:rsid="00098563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951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6"><text:span text:style-name="T1">Defina:</text:span><text:span text:style-name="T6"> </text:span>autovalores y autovectores.</text:p>
        </text:list-item>
        <text:list-item>
          <text:p text:style-name="P8"><text:span text:style-name="T1">Defina:</text:span><text:span text:style-name="T6"> </text:span><text:span text:style-name="T7">Autoespacio.</text:span></text:p>
        </text:list-item>
        <text:list-item>
          <text:p text:style-name="P8"><text:span text:style-name="T3">Defina:</text:span><text:span text:style-name="T7"> multiplicidad algebráica y geométrica</text:span></text:p>
        </text:list-item>
        <text:list-item>
          <text:p text:style-name="P8"><text:span text:style-name="T4">Verdadero o falso:</text:span><text:span text:style-name="T8"> </text:span><text:span text:style-name="T7">En general, la multiplicidad algebraica es mayor o igual que la multiplicidad geométrica</text:span></text:p>
        </text:list-item>
        <text:list-item>
          <text:p text:style-name="P9"><text:span text:style-name="T2">Demuestre: </text:span><text:span text:style-name="T7">Si A es una matriz triangular de n × n, entonces los autovalores de A son los elementos de la diagonal</text:span></text:p>
        </text:list-item>
        <text:list-item>
          <text:p text:style-name="P10"><text:span text:style-name="T2">Demuestre: </text:span>Una matriz cuadrada A es inversible si y sólo si, λ = 0 no es un autovalor de A.</text:p>
        </text:list-item>
        <text:list-item>
          <text:p text:style-name="P10"><text:span text:style-name="T2">Demuestre: </text:span>Si <text:span text:style-name="T6">λ</text:span> es un autovalor de la matriz inversible <text:span text:style-name="T1">A</text:span>, entonces <draw:frame draw:style-name="fr1" draw:name="Objeto1" text:anchor-type="as-char" svg:y="-0.621cm" svg:width="0.312cm" svg:height="1.004cm" draw:z-index="0"><draw:object xlink:href="./Object 1" xlink:type="simple" xlink:show="embed" xlink:actuate="onLoad"/><draw:image xlink:href="./ObjectReplacements/Object 1" xlink:type="simple" xlink:show="embed" xlink:actuate="onLoad"/></draw:frame><text:s/>es autovalor de <text:span text:style-name="T1">A</text:span><text:span text:style-name="T10">−1</text:span>.</text:p>
        </text:list-item>
        <text:list-item>
          <text:p text:style-name="P7"><text:span text:style-name="T2">Demuestre: </text:span>Los autovalores de A y A<text:span text:style-name="T9">T</text:span> , son iguales.</text:p>
        </text:list-item>
        <text:list-item>
          <text:p text:style-name="P11"><text:span text:style-name="T2">Demuestre: </text:span>La suma de los autovalores de A es igual a la traza de A.</text:p>
        </text:list-item>
        <text:list-item>
          <text:p text:style-name="P11"><text:span text:style-name="T2">Demuestre: </text:span>El producto de los autovalores de A es igual al determinante de A.</text:p>
        </text:list-item>
        <text:list-item>
          <text:p text:style-name="P5"><text:span text:style-name="T21">Demuestre: </text:span><text:span text:style-name="T23">Si λ es un autovalor de </text:span><text:span text:style-name="T22">A</text:span><text:span text:style-name="T23">, entonces kλ (k </text:span>≠ <text:span text:style-name="T23">0) es autovalor de</text:span><text:span text:style-name="T24"> k</text:span><text:span text:style-name="T22">A</text:span><text:span text:style-name="T23">.</text:span></text:p>
        </text:list-item>
        <text:list-item>
          <text:p text:style-name="P13"><text:span text:style-name="T2">Demuestre: </text:span>Sea A una matriz de orden n. Si A tiene n autovalores distintos, entonces A tiene un conjunto de n autovectores LI.</text:p>
        </text:list-item>
        <text:list-item>
          <text:p text:style-name="P12">Si <text:span text:style-name="T1">A </text:span>es una matriz n × n y λ es un número real, entonces son equivalentes las siguientes proposiciones:</text:p>
          <text:list>
            <text:list-item>
              <text:p text:style-name="P23">λ es un autovalor de <text:span text:style-name="T1">A</text:span>.</text:p>
            </text:list-item>
            <text:list-item>
              <text:p text:style-name="P20">El sistema de ecuaciones (<text:span text:style-name="T26">A − λI</text:span>)x = 0 tiene soluciones no triviales.</text:p>
            </text:list-item>
            <text:list-item>
              <text:p text:style-name="P22"><text:span text:style-name="T23">En </text:span><text:span text:style-name="T25">R</text:span><text:span text:style-name="T11">n</text:span><text:span text:style-name="T23"> existe un vector x </text:span>≠<text:span text:style-name="T23"> 0 tal que</text:span><text:span text:style-name="T22"> A</text:span><text:span text:style-name="T23">x = λx.</text:span></text:p>
            </text:list-item>
            <text:list-item>
              <text:p text:style-name="P21">λ es solución de la ecuación característica det(<text:span text:style-name="T26">A − λI</text:span>) = 0</text:p>
            </text:list-item>
          </text:list>
        </text:list-item>
        <text:list-item>
          <text:p text:style-name="P11"><text:span text:style-name="T1">Definición</text:span> de valor y vector propio de una TL.</text:p>
        </text:list-item>
        <text:list-item>
          <text:p text:style-name="P14">Verdadero o falso: <text:span text:style-name="T6">Los autovalores de una matriz </text:span>A <text:span text:style-name="T6">son iguales a los de </text:span>A<text:span text:style-name="T9">T</text:span><text:span text:style-name="T13">.</text:span></text:p>
        </text:list-item>
      </text:list>
      <text:p text:style-name="P1"><text:span text:style-name="T14"/></text:p>
      <text:list text:continue-numbering="true" text:style-name="L1">
        <text:list-item>
          <text:p text:style-name="P15"><text:span text:style-name="T16">Verdadero o falso:</text:span><text:span text:style-name="T15"> </text:span><text:span text:style-name="T14">Sea </text:span><text:span text:style-name="T17">A </text:span><text:span text:style-name="T14">una matriz con n autovalores. </text:span><text:span text:style-name="T13">Si </text:span><text:span text:style-name="T12">M</text:span><text:span text:style-name="T13"> es una matriz semejante a </text:span><text:span text:style-name="T12">A</text:span><text:span text:style-name="T13"> </text:span><text:span text:style-name="T15">l</text:span><text:span text:style-name="T13">os </text:span><text:span text:style-name="T14">autovalores</text:span><text:span text:style-name="T13"> de </text:span><text:span text:style-name="T12">M</text:span><text:span text:style-name="T13"> s</text:span><text:span text:style-name="T15">erán distintos a los de </text:span><text:span text:style-name="T16">A</text:span><text:span text:style-name="T15">.</text:span></text:p>
        </text:list-item>
      </text:list>
      <text:p text:style-name="P2"/>
      <text:list text:continue-numbering="true" text:style-name="L1">
        <text:list-item>
          <text:p text:style-name="P16">¿Toda matriz cuadrada tendrá autovalores y autovectores?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20">Pista: Complejos.</text:span></text:p>
        </text:list-item>
        <text:list-item>
          <text:p text:style-name="P17"><text:soft-page-break/>Sea <text:s/><text:span text:style-name="T18"><draw:frame draw:style-name="fr1" draw:name="Objeto2" text:anchor-type="as-char" svg:y="-0.621cm" svg:width="4.32cm" svg:height="1.004cm" draw:z-index="1"><draw:object xlink:href="./Object 2" xlink:type="simple" xlink:show="embed" xlink:actuate="onLoad"/><draw:image xlink:href="./ObjectReplacements/Object 2" xlink:type="simple" xlink:show="embed" xlink:actuate="onLoad"/></draw:frame></text:span><text:s text:c="2"/>el polinomio característico de <text:span text:style-name="T19">una</text:span> matriz <text:span text:style-name="T1">A</text:span>. <text:span text:style-name="T19">¿</text:span><text:span text:style-name="T5">A</text:span><text:span text:style-name="T19"> es inversible?</text:span></text:p>
        </text:list-item>
      </text:list>
      <text:p text:style-name="P3"><text:span text:style-name="T1"/></text:p>
      <text:list text:continue-numbering="true" text:style-name="L1">
        <text:list-item>
          <text:p text:style-name="P18"><text:span text:style-name="T1">Verdadero o falso: </text:span>Sea <text:span text:style-name="T1">A</text:span> una matriz de orden n, con n autovalores distintos,<text:span text:style-name="T1"> A</text:span> es diagonalizable.</text:p>
        </text:list-item>
      </text:list>
      <text:p text:style-name="P4"/>
      <text:list text:continue-numbering="true" text:style-name="L1">
        <text:list-item>
          <text:p text:style-name="P19">Mencione <text:span text:style-name="T6">4 propiedades de los autovalores.</text:span></text:p>
        </text:list-item>
      </text:list>
      <text:p text:style-name="P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weight="bold" officeooo:rsid="00098563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10.5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2:45:44.946606947</meta:creation-date>
    <dc:date>2024-12-09T18:53:30.778805146</dc:date>
    <meta:editing-duration>PT10H27M55S</meta:editing-duration>
    <meta:editing-cycles>68</meta:editing-cycles>
    <meta:generator>LibreOffice/24.2.7.2$Linux_X86_64 LibreOffice_project/420$Build-2</meta:generator>
    <meta:document-statistic meta:table-count="0" meta:image-count="0" meta:object-count="2" meta:page-count="20" meta:paragraph-count="24" meta:word-count="347" meta:character-count="1811" meta:non-whitespace-character-count="1493"/>
  </office:meta>
</office:document-meta>
</file>

<file path=Object 1/content.xml><?xml version="1.0" encoding="utf-8"?>
<math xmlns="http://www.w3.org/1998/Math/MathML" display="block">
  <semantics>
    <mfrac>
      <mn>1</mn>
      <mi>λ</mi>
    </mfrac>
    <annotation encoding="StarMath 5.0">{1} over {λ}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λ</mi>
          </mrow>
          <mo fence="true" form="postfix" stretchy="false">)</mo>
        </mrow>
        <mo stretchy="false">=</mo>
        <msup>
          <mi>λ</mi>
          <mn>2</mn>
        </msup>
      </mrow>
      <msup>
        <mrow>
          <mo fence="true" form="prefix" stretchy="false">(</mo>
          <mrow>
            <mrow>
              <mi>λ</mi>
              <mo stretchy="false">−</mo>
              <mn>3</mn>
            </mrow>
          </mrow>
          <mo fence="true" form="postfix" stretchy="false">)</mo>
        </mrow>
        <mn>3</mn>
      </msup>
      <mrow>
        <mo fence="true" form="prefix" stretchy="false">(</mo>
        <mrow>
          <mrow>
            <mi>λ</mi>
            <mo stretchy="false">−</mo>
            <mfrac>
              <mn>3</mn>
              <mn>10</mn>
            </mfrac>
          </mrow>
        </mrow>
        <mo fence="true" form="postfix" stretchy="false">)</mo>
      </mrow>
    </mrow>
    <annotation encoding="StarMath 5.0">P(λ) = {λ}^2({λ} - {3})^3({λ} - {{3} over {10} })</annotation>
  </semantics>
</math>
</file>